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4pt" style:font-size-asian="14pt" style:font-size-complex="14pt"/>
    </style:style>
    <style:style style:name="P2" style:family="paragraph" style:parent-style-name="Text_20_body" style:list-style-name="L2">
      <style:text-properties fo:font-size="14pt" style:font-size-asian="14pt" style:font-size-complex="14pt"/>
    </style:style>
    <style:style style:name="P3" style:family="paragraph" style:parent-style-name="Heading_20_1">
      <style:text-properties fo:font-size="14pt" style:font-size-asian="14pt" style:font-size-complex="14pt"/>
    </style:style>
    <style:style style:name="P4" style:family="paragraph" style:parent-style-name="Heading_20_2">
      <style:text-properties fo:font-size="14pt" style:font-size-asian="14pt" style:font-size-complex="14pt"/>
    </style:style>
    <style:style style:name="P5" style:family="paragraph" style:parent-style-name="Heading_20_2">
      <style:paragraph-properties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rganisation</text:h>
      <text:h text:style-name="Heading_20_2" text:outline-level="2">immatrikulation</text:h>
      <text:p text:style-name="P1">Die erste Hürde zu einem erfolgreichen Einstieg ins Studium ist die Immatrikulation.</text:p>
      <text:p text:style-name="P1">Die Immatrikulation erfolgt über das Bewerbungsportal ALMA. Dort findet ihr genauere Informationen zur Immatrikulation und Bewerbung und könnt außerdem jederzeit den Status eurer Immatrikulation einsehen..</text:p>
      <text:p text:style-name="Text_20_body"><text:span text:style-name="T1">Dabei ist es wichtig rechtzeitig seine Bewerbung einzureichen. Die Fristen zur Einschreibung findet ihr unter (</text:span><text:a xlink:type="simple" xlink:href="http://www.uni-tuebingen.de/studium/bewerbung-und-immatrikulation/immatrikulation/erforderliche-nachweise-fuer-die-immatrikulation.html#c321117" text:style-name="Internet_20_link" text:visited-style-name="Visited_20_Internet_20_Link"><text:span text:style-name="T1">http://www.uni-tuebingen.de/studium/bewerbung-und-immatrikulation/immatrikulation/erforderliche-nachweise-fuer-die-immatrikulation.html#c321117</text:span></text:a><text:span text:style-name="T1">)</text:span></text:p>
      <text:p text:style-name="P1">Der Bewerbung müssen dabei folgende Unterlagen beiliegen:</text:p>
      <text:list xml:id="list5645041733242272314" text:style-name="L2">
        <text:list-item>
          <text:p text:style-name="P2">Kopie des Personalausweis</text:p>
        </text:list-item>
        <text:list-item>
          <text:p text:style-name="P2">Bescheinigung einer Krankenversicherung</text:p>
        </text:list-item>
        <text:list-item>
          <text:p text:style-name="P2">Nachweis der Hochschulgangsberechtigung</text:p>
        </text:list-item>
        <text:list-item>
          <text:p text:style-name="P2">Passfoto</text:p>
        </text:list-item>
        <text:list-item>
          <text:p text:style-name="P2">Nachweis der Teilnahme am Studienorientierungsverfahren</text:p>
        </text:list-item>
        <text:list-item>
          <text:p text:style-name="P2">für Bio – und Medizininformatik: Zulassungsbescheid</text:p>
        </text:list-item>
      </text:list>
      <text:p text:style-name="P1">Um den Zulassungsbescheid zu erhalten muss man bei ALMA <text:s/>einen Zulassungsantrag stellen. </text:p>
      <text:p text:style-name="P1">Das gilt nur für Bio – und Medizininformatik, bei dem Studiengang Informatik ist eine direkte Bewerbung möglich.</text:p>
      <text:p text:style-name="P1">Wenn ihr euren Immatrikulationsantrag dann eingereicht habt, erhlaltet ihr einige Wochen später den Bescheid der Immatrikualtion per Post.</text:p>
      <text:h text:style-name="Heading_20_2" text:outline-level="2"/>
      <text:h text:style-name="P5" text:outline-level="2">studiengebühr </text:h>
      <text:p text:style-name="Text_20_body"><text:span text:style-name="T1">Die Semesterbeiträge belaufen sich aktuell auf 153,80€, und sollten bis zum 15.2.2018 beglichen werden. Der Semesterbeitrag setzt sich aus dem Beitrag zum Studierendenwerk, den Verwaltungskosten und dem Studierendenschaftsbeitrag zusammen. genauere Informationen unter: </text:span><text:a xlink:type="simple" xlink:href="https://www.uni-tuebingen.de/studium/studienorganisation/beitraege-und-gebuehren/semesterbeitraege.html" text:style-name="Internet_20_link" text:visited-style-name="Visited_20_Internet_20_Link"><text:span text:style-name="T1">https://www.uni-tuebingen.de/studium/studienorganisation/beitraege-und-gebuehren/semesterbeitraege.html</text:span></text:a></text:p>
      <text:h text:style-name="P4" text:outline-level="2">semesterticket</text:h>
      <text:p text:style-name="P1">Ein großer Vorteil des Studentenlebens ist das Semesterticket. Mit ihm könnt ihr alle Busse und Bahnen im naldo-Gebiet nutzen. <text:line-break/>Das Semesterticket kostet 89,70€ und ist online, sowie an Schaltern der Busbahnhöfe erhältlich. <text:line-break/>Um das Semesterticket zu erhalten, muss der Studierendenausweis (mit gültigem Aufdruck), sowie die Bescheinigung für das Semesterticket vorgelgt werden.</text:p>
      <text:p text:style-name="P1">Beim Fahren mit dem Semesterticket muss zudem immer der Studentenausweis mitgefühhrt werden.</text:p>
      <text:p text:style-name="P1"/>
      <text:h text:style-name="P3" text:outline-level="1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his Welker</meta:initial-creator>
    <meta:creation-date>2018-01-27T12:44:14.44</meta:creation-date>
    <meta:document-statistic meta:table-count="0" meta:image-count="0" meta:object-count="0" meta:page-count="2" meta:paragraph-count="20" meta:word-count="234" meta:character-count="2060"/>
    <dc:date>2018-01-27T14:56:05.19</dc:date>
    <dc:creator>Mathis Welker</dc:creator>
    <meta:editing-duration>PT1H11M9S</meta:editing-duration>
    <meta:editing-cycles>1</meta:editing-cycles>
    <meta:generator>OpenOffice/4.1.0$Win32 OpenOffice.org_project/410m18$Build-9764</meta:generator>
  </office:meta>
</office:document-meta>
</file>